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.635cm" loext:contextual-spacing="false" style:line-height-at-least="0.635cm" fo:text-align="start" style:justify-single-word="false" fo:background-color="#ffffff"/>
      <style:text-properties officeooo:paragraph-rsid="000fe9e2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8428f" style:font-name-complex="Arial1"/>
    </style:style>
    <style:style style:name="T3" style:family="text">
      <style:text-properties style:font-name="Arial" officeooo:rsid="001a2bef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 </text:span><text:span text:style-name="T2">A paz começou a reinar tanto no reino quanto na floresta, e uma semana depois o rei Carlos </text:span><text:span text:style-name="T3">ficou sabendo sobre um portal que qualquer criaturas ou humano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31:37.102276334</meta:creation-date>
    <meta:generator>LibreOffice/5.1.6.2$Linux_X86_64 LibreOffice_project/10m0$Build-2</meta:generator>
    <dc:date>2018-12-13T11:05:24.342144561</dc:date>
    <meta:editing-duration>PT1H23M17S</meta:editing-duration>
    <meta:editing-cycles>1</meta:editing-cycles>
    <meta:document-statistic meta:table-count="0" meta:image-count="0" meta:object-count="0" meta:page-count="1" meta:paragraph-count="1" meta:word-count="29" meta:character-count="157" meta:non-whitespace-character-count="128"/>
  </office:meta>
</office:document-meta>
</file>